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e22" officeooo:paragraph-rsid="000abe22"/>
    </style:style>
    <style:style style:name="P2" style:family="paragraph" style:parent-style-name="Standard">
      <style:text-properties fo:color="#ce181e" officeooo:rsid="000abe22" officeooo:paragraph-rsid="000abe22"/>
    </style:style>
    <style:style style:name="P3" style:family="paragraph" style:parent-style-name="Standard">
      <style:text-properties fo:color="#ce181e" officeooo:rsid="000b8b40" officeooo:paragraph-rsid="000b8b40"/>
    </style:style>
    <style:style style:name="P4" style:family="paragraph" style:parent-style-name="Standard">
      <style:text-properties fo:color="#ce181e" officeooo:rsid="000cbfd8" officeooo:paragraph-rsid="000cbfd8"/>
    </style:style>
    <style:style style:name="P5" style:family="paragraph" style:parent-style-name="Standard">
      <style:text-properties fo:color="#ce181e" officeooo:rsid="0011784a" officeooo:paragraph-rsid="0011784a"/>
    </style:style>
    <style:style style:name="P6" style:family="paragraph" style:parent-style-name="Standard">
      <style:text-properties officeooo:rsid="000b8b40" officeooo:paragraph-rsid="000b8b40"/>
    </style:style>
    <style:style style:name="P7" style:family="paragraph" style:parent-style-name="Standard">
      <style:text-properties officeooo:rsid="000cc0a8" officeooo:paragraph-rsid="000cc0a8"/>
    </style:style>
    <style:style style:name="P8" style:family="paragraph" style:parent-style-name="Standard">
      <style:text-properties officeooo:rsid="000fca29" officeooo:paragraph-rsid="000fca29"/>
    </style:style>
    <style:style style:name="P9" style:family="paragraph" style:parent-style-name="Standard">
      <style:text-properties officeooo:rsid="0011784a" officeooo:paragraph-rsid="0011784a"/>
    </style:style>
    <style:style style:name="P10" style:family="paragraph" style:parent-style-name="Standard">
      <style:text-properties officeooo:rsid="0013417a" officeooo:paragraph-rsid="0013417a"/>
    </style:style>
    <style:style style:name="P11" style:family="paragraph" style:parent-style-name="Standard" style:list-style-name="L1">
      <style:text-properties officeooo:rsid="000abe22" officeooo:paragraph-rsid="000abe22"/>
    </style:style>
    <style:style style:name="P12" style:family="paragraph" style:parent-style-name="Standard" style:list-style-name="L1">
      <style:text-properties officeooo:rsid="000b8b40" officeooo:paragraph-rsid="000b8b40"/>
    </style:style>
    <style:style style:name="P13" style:family="paragraph" style:parent-style-name="Standard" style:list-style-name="L2">
      <style:text-properties officeooo:rsid="000cbfd8" officeooo:paragraph-rsid="000cbfd8"/>
    </style:style>
    <style:style style:name="P14" style:family="paragraph" style:parent-style-name="Standard" style:list-style-name="L2">
      <style:text-properties officeooo:rsid="000cc0a8" officeooo:paragraph-rsid="000cc0a8"/>
    </style:style>
    <style:style style:name="P15" style:family="paragraph" style:parent-style-name="Standard" style:list-style-name="L3">
      <style:text-properties officeooo:rsid="000fca29" officeooo:paragraph-rsid="000fca29"/>
    </style:style>
    <style:style style:name="P16" style:family="paragraph" style:parent-style-name="Standard" style:list-style-name="L4">
      <style:text-properties officeooo:rsid="0011784a" officeooo:paragraph-rsid="0011784a"/>
    </style:style>
    <style:style style:name="P17" style:family="paragraph" style:parent-style-name="Standard" style:list-style-name="L5">
      <style:text-properties officeooo:rsid="0011784a" officeooo:paragraph-rsid="0011784a"/>
    </style:style>
    <style:style style:name="P18" style:family="paragraph" style:parent-style-name="Standard" style:list-style-name="L6">
      <style:text-properties officeooo:rsid="0011784a" officeooo:paragraph-rsid="0011784a"/>
    </style:style>
    <style:style style:name="P19" style:family="paragraph" style:parent-style-name="Standard" style:list-style-name="L7">
      <style:text-properties officeooo:rsid="0013417a" officeooo:paragraph-rsid="0013417a"/>
    </style:style>
    <style:style style:name="P20" style:family="paragraph" style:parent-style-name="Standard" style:list-style-name="L7">
      <style:text-properties officeooo:rsid="0013417a" officeooo:paragraph-rsid="00154442"/>
    </style:style>
    <style:style style:name="P21" style:family="paragraph" style:parent-style-name="Standard">
      <style:text-properties officeooo:rsid="0013417a" officeooo:paragraph-rsid="00154442"/>
    </style:style>
    <style:style style:name="P22" style:family="paragraph" style:parent-style-name="Standard" style:list-style-name="L7">
      <style:text-properties fo:color="#ce181e" officeooo:rsid="0013417a" officeooo:paragraph-rsid="0013417a"/>
    </style:style>
    <style:style style:name="P23" style:family="paragraph" style:parent-style-name="Standard">
      <style:text-properties officeooo:rsid="00154442" officeooo:paragraph-rsid="00154442"/>
    </style:style>
    <style:style style:name="P24" style:family="paragraph" style:parent-style-name="Standard" style:list-style-name="L8">
      <style:text-properties officeooo:rsid="00154442" officeooo:paragraph-rsid="00154442"/>
    </style:style>
    <style:style style:name="P25" style:family="paragraph" style:parent-style-name="Standard" style:list-style-name="L8">
      <style:text-properties officeooo:rsid="00164a0f" officeooo:paragraph-rsid="00164a0f"/>
    </style:style>
    <style:style style:name="P26" style:family="paragraph" style:parent-style-name="Standard">
      <style:text-properties officeooo:rsid="00164a0f" officeooo:paragraph-rsid="00164a0f"/>
    </style:style>
    <style:style style:name="P27" style:family="paragraph" style:parent-style-name="Standard" style:list-style-name="L9">
      <style:text-properties officeooo:rsid="00164a0f" officeooo:paragraph-rsid="00164a0f"/>
    </style:style>
    <style:style style:name="P28" style:family="paragraph" style:parent-style-name="Standard" style:list-style-name="L10">
      <style:text-properties officeooo:rsid="00164a0f" officeooo:paragraph-rsid="00164a0f"/>
    </style:style>
    <style:style style:name="P29" style:family="paragraph" style:parent-style-name="Standard" style:list-style-name="L10">
      <style:text-properties officeooo:rsid="0017165e" officeooo:paragraph-rsid="0017165e"/>
    </style:style>
    <style:style style:name="P30" style:family="paragraph" style:parent-style-name="Standard" style:list-style-name="L12">
      <style:text-properties officeooo:rsid="0017165e" officeooo:paragraph-rsid="0017165e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64a0f" style:font-weight-asian="normal" style:font-weight-complex="normal"/>
    </style:style>
    <style:style style:name="T5" style:family="text">
      <style:text-properties officeooo:rsid="001716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cess</text:span> itself is a (text &amp; stack &amp; heap &amp; data)</text:p>
      <text:p text:style-name="P1"/>
      <text:p text:style-name="P2">Process Control Block PCB</text:p>
      <text:p text:style-name="P1">is the information of the process ( pid , program counter , state , cpu registers values , memory limits (where the process is ) , list of open files )</text:p>
      <text:p text:style-name="P1"/>
      <text:p text:style-name="P3">Allocating in memory</text:p>
      <text:list xml:id="list4098108605" text:style-name="L1">
        <text:list-item>
          <text:p text:style-name="P11">Process is loaded in memory ( in any place the operating system choose)</text:p>
        </text:list-item>
        <text:list-item>
          <text:p text:style-name="P11">PCB of the process is loaded in OS’s stack( operating system stack memory )</text:p>
          <text:list>
            <text:list-item>
              <text:p text:style-name="P12">easier to OS to load PCB, it is faster than memory</text:p>
            </text:list-item>
            <text:list-item>
              <text:p text:style-name="P12">more protection </text:p>
            </text:list-item>
          </text:list>
        </text:list-item>
        <text:list-item>
          <text:p text:style-name="P12">( running , waiting , ready ) is a ways that PCB s get stored not process itself, process itself is stored in RAM whatever its state.</text:p>
        </text:list-item>
      </text:list>
      <text:p text:style-name="P6"/>
      <text:p text:style-name="P1"/>
      <text:p text:style-name="P4">Swapping &amp; Context Switching</text:p>
      <text:list xml:id="list1836427675" text:style-name="L2">
        <text:list-item>
          <text:p text:style-name="P13">Swapping (Memory)</text:p>
          <text:list>
            <text:list-item>
              <text:p text:style-name="P13">is for RAM &amp; Virtual Memory &amp; cache</text:p>
            </text:list-item>
            <text:list-item>
              <text:p text:style-name="P13">transfer data between cache memory &amp; RAM</text:p>
            </text:list-item>
          </text:list>
        </text:list-item>
        <text:list-item>
          <text:p text:style-name="P13">Context Switching (Processor)</text:p>
          <text:list>
            <text:list-item>
              <text:p text:style-name="P14">when switching between processes execution, saving its states and all information.</text:p>
            </text:list-item>
            <text:list-item>
              <text:p text:style-name="P14">CPU Scheduling </text:p>
            </text:list-item>
          </text:list>
        </text:list-item>
      </text:list>
      <text:p text:style-name="P7"/>
      <text:p text:style-name="P8"><text:span text:style-name="T1">Process Scheduling </text:span>( handling many processes ) ( running , waiting , ready .. etc)</text:p>
      <text:list xml:id="list2615675269" text:style-name="L3">
        <text:list-item>
          <text:p text:style-name="P15">ready queue</text:p>
        </text:list-item>
        <text:list-item>
          <text:p text:style-name="P15">waiting queue </text:p>
        </text:list-item>
        <text:list-item>
          <text:p text:style-name="P15">job queue </text:p>
        </text:list-item>
      </text:list>
      <text:p text:style-name="P8"/>
      <text:p text:style-name="P8"/>
      <text:p text:style-name="P5">Short term scheduler</text:p>
      <text:list xml:id="list356887779" text:style-name="L4">
        <text:list-item>
          <text:p text:style-name="P16">selects from ready queue which processes will be executed </text:p>
        </text:list-item>
        <text:list-item>
          <text:p text:style-name="P16">it is ‘short’ because process in the running state takes short time </text:p>
        </text:list-item>
      </text:list>
      <text:p text:style-name="P5">Long term scheduler</text:p>
      <text:list xml:id="list1126419684" text:style-name="L5">
        <text:list-item>
          <text:p text:style-name="P17">usually operating systems don’t have long term</text:p>
        </text:list-item>
        <text:list-item>
          <text:p text:style-name="P17">selects which processes should be brought into ready queue </text:p>
        </text:list-item>
      </text:list>
      <text:p text:style-name="P9"><text:span text:style-name="T1">Medium term scheduler</text:span> </text:p>
      <text:list xml:id="list3107880556" text:style-name="L6">
        <text:list-item>
          <text:p text:style-name="P18">schedule the processes in the virtual memory when there is no space in the ram for additional process</text:p>
        </text:list-item>
        <text:list-item>
          <text:p text:style-name="P18">swapping </text:p>
        </text:list-item>
        <text:list-item>
          <text:p text:style-name="P18">if you have big ram , then there is no need for swapping</text:p>
        </text:list-item>
      </text:list>
      <text:p text:style-name="P26"><text:span text:style-name="T1">System Calls</text:span> </text:p>
      <text:list xml:id="list3192056500" text:style-name="L9">
        <text:list-item>
          <text:p text:style-name="P27">Operating System is a set of <text:span text:style-name="T1">services</text:span> and programs that handles </text:p>
        </text:list-item>
      </text:list>
      <text:list xml:id="list4065416033" text:style-name="L10">
        <text:list-item>
          <text:p text:style-name="P28">Processes Scheduling</text:p>
        </text:list-item>
        <text:list-item>
          <text:p text:style-name="P28">Processes C<text:span text:style-name="T5">ommunication</text:span></text:p>
        </text:list-item>
        <text:list-item>
          <text:p text:style-name="P29">Memory Management </text:p>
        </text:list-item>
        <text:list-item>
          <text:p text:style-name="P29">IO Management &amp; Synchronization with process</text:p>
        </text:list-item>
        <text:list-item>
          <text:p text:style-name="P29">Security </text:p>
        </text:list-item>
      </text:list>
      <text:list xml:id="list1692702330" text:style-name="L12">
        <text:list-item>
          <text:p text:style-name="P30">these <text:span text:style-name="T1">services</text:span> is abstracted into some sort of APIs called system calls.</text:p>
        </text:list-item>
        <text:list-item>
          <text:p text:style-name="P30">This system calls are complex so it is abstracted again into libraries to use it as a functions.</text:p>
        </text:list-item>
      </text:list>
      <text:p text:style-name="P10"><text:soft-page-break/><text:span text:style-name="T1">Process Creation</text:span> </text:p>
      <text:list xml:id="list479707173" text:style-name="L7">
        <text:list-item>
          <text:p text:style-name="P19">fork() </text:p>
        </text:list-item>
        <text:list-item>
          <text:p text:style-name="P19">process created in another process. ( tree of processes ) </text:p>
          <text:list>
            <text:list-item>
              <text:p text:style-name="P19">the very first process is created on boot ( init process with pid 1 )</text:p>
            </text:list-item>
          </text:list>
        </text:list-item>
        <text:list-item>
          <text:p text:style-name="P19">when you fork(), the child process take a copy of every thing in the parent process </text:p>
        </text:list-item>
        <text:list-item>
          <text:p text:style-name="P19">you must call exec() to make the child take another program or its own instructions.</text:p>
        </text:list-item>
      </text:list>
      <text:p text:style-name="P10"/>
      <text:list xml:id="list205405664674987" text:continue-numbering="true" text:style-name="L7">
        <text:list-item>
          <text:p text:style-name="P22">Cascading Termination</text:p>
          <text:list>
            <text:list-item>
              <text:p text:style-name="P19">Parent process must call wait() at its end, to wait all child process to get terminated before its termination </text:p>
            </text:list-item>
            <text:list-item>
              <text:p text:style-name="P20">if the parent terminated before its childs, when the childs terminates, its PCB will remain in the OS in a Zombie way</text:p>
            </text:list-item>
          </text:list>
        </text:list-item>
      </text:list>
      <text:p text:style-name="P21"/>
      <text:p text:style-name="P23">Processes Intercommunication. </text:p>
      <text:list xml:id="list1954805088" text:style-name="L8">
        <text:list-item>
          <text:p text:style-name="P24">Processes must communicate with each other to send &amp; receive information</text:p>
        </text:list-item>
        <text:list-item>
          <text:p text:style-name="P24">Communication Categories </text:p>
          <text:list>
            <text:list-item>
              <text:p text:style-name="P24">Physical</text:p>
              <text:list>
                <text:list-item>
                  <text:p text:style-name="P24">Shared Memory: Processes share a memory location<text:span text:style-name="T2">s </text:span><text:span text:style-name="T3">to produce &amp; consume memory (see the assignment) </text:span></text:p>
                </text:list-item>
                <text:list-item>
                  <text:p text:style-name="P24"><text:span text:style-name="T3">Message Passing: a shared memory technique but we used that memory in a different way using data structures to pass messages. <text:s/></text:span></text:p>
                </text:list-item>
                <text:list-item>
                  <text:p text:style-name="P24"><text:span text:style-name="T3">Hardware Bus between processes (not seen used)</text:span></text:p>
                </text:list-item>
                <text:list-item>
                  <text:p text:style-name="P24"><text:span text:style-name="T3">Network (ROS)</text:span></text:p>
                </text:list-item>
              </text:list>
            </text:list-item>
            <text:list-item>
              <text:p text:style-name="P24"><text:span text:style-name="T3">Logic</text:span></text:p>
              <text:list>
                <text:list-item>
                  <text:p text:style-name="P24"><text:span text:style-name="T3">Direct – Indirect </text:span></text:p>
                  <text:list>
                    <text:list-item>
                      <text:p text:style-name="P24"><text:span text:style-name="T3">direct: processes communicate directly without any interface or port, </text:span><text:span text:style-name="T4">processes send – receive directly , send(process_Recevier,data); , receive(process_Sender,data);</text:span></text:p>
                    </text:list-item>
                    <text:list-item>
                      <text:p text:style-name="P25"><text:span text:style-name="T3">Indirect: through a port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3:38:23.137462552</meta:creation-date>
    <meta:generator>LibreOffice/6.0.7.3$Linux_X86_64 LibreOffice_project/00m0$Build-3</meta:generator>
    <dc:date>2020-03-21T20:54:04.158383998</dc:date>
    <meta:editing-duration>PT1H15M44S</meta:editing-duration>
    <meta:editing-cycles>5</meta:editing-cycles>
    <meta:document-statistic meta:table-count="0" meta:image-count="0" meta:object-count="0" meta:page-count="2" meta:paragraph-count="60" meta:word-count="543" meta:character-count="3024" meta:non-whitespace-character-count="2562"/>
  </office:meta>
</office:document-meta>
</file>